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08cm" loext:decorative="false"/>
      <style:paragraph-properties style:writing-mode="lr-tb"/>
    </style:style>
    <style:style style:name="gr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draw:stroke-dash="Dash" svg:stroke-width="0cm" svg:stroke-color="#000000" draw:marker-end="Linienspitzen_20_1" draw:marker-end-width="0.2cm" draw:stroke-linejoin="round" svg:stroke-linecap="butt" draw:fill="none" draw:textarea-vertical-align="middle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104cm" fo:min-width="0cm" loext:decorative="false"/>
    </style:style>
    <style:style style:name="gr6" style:family="graphic" style:parent-style-name="standard">
      <style:graphic-properties draw:stroke="dash" draw:stroke-dash="Dash_20__28_Rounded_29_" svg:stroke-linecap="round" draw:fill-color="#ffffff" draw:textarea-horizontal-align="justify" draw:textarea-vertical-align="middle" draw:auto-grow-height="false" fo:min-height="1.75cm" fo:min-width="2.7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fill-color="#dddddd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dash" draw:stroke-dash="Dash_20__28_Rounded_29_" svg:stroke-linecap="round" draw:fill-color="#ffffff" draw:textarea-horizontal-align="justify" draw:textarea-vertical-align="middle" draw:auto-grow-height="false" fo:min-height="1cm" fo:min-width="2.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Dash_20__28_Rounded_29_" svg:stroke-linecap="round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dash" draw:stroke-dash="Dash_20__28_Rounded_29_" svg:stroke-linecap="round" draw:fill-color="#ffffff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126cm" fo:min-width="1.2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dddddd" draw:textarea-horizontal-align="justify" draw:textarea-vertical-align="middle" draw:auto-grow-height="false" fo:min-height="0.414cm" fo:min-width="1.664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dash" draw:stroke-dash="Dash_20__28_Rounded_29_" svg:stroke-linecap="round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fill-color="#dddddd" draw:textarea-horizontal-align="justify" draw:textarea-vertical-align="middle" draw:auto-grow-height="false" fo:min-height="0.414cm" fo:min-width="1.664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239cm" fo:min-width="0.10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text-align="center" style:text-autospace="none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2" style:family="paragraph">
      <loext:graphic-properties draw:fill-color="#dddddd"/>
      <style:paragraph-properties fo:text-align="center" style:text-autospace="none" style:writing-mode="lr-tb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top="0cm" fo:margin-bottom="0cm" fo:text-align="center"/>
      <style:text-properties fo:font-size="8pt" style:font-size-asian="8pt" style:font-size-complex="8pt"/>
    </style:style>
    <style:style style:name="P9" style:family="paragraph">
      <loext:graphic-properties draw:fill-color="#ffffff"/>
      <style:paragraph-properties fo:margin-top="0cm" fo:margin-bottom="0cm" fo:text-align="center" style:writing-mode="lr-tb"/>
      <style:text-properties fo:font-size="8pt" style:font-size-asian="8pt" style:font-size-complex="8pt"/>
    </style:style>
    <style:style style:name="P10" style:family="paragraph">
      <style:paragraph-properties fo:margin-top="0cm" fo:margin-bottom="0cm" fo:text-align="center"/>
      <style:text-properties fo:font-size="6pt" style:font-size-asian="6pt" style:font-size-complex="6pt"/>
    </style:style>
    <style:style style:name="P11" style:family="paragraph">
      <loext:graphic-properties draw:fill-color="#ffffff"/>
      <style:paragraph-properties fo:margin-top="0cm" fo:margin-bottom="0cm" fo:text-align="center" style:writing-mode="lr-tb"/>
      <style:text-properties fo:font-size="6pt" style:font-size-asian="6pt" style:font-size-complex="6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8pt" fo:font-style="normal" fo:text-shadow="none" style:text-underline-style="none" fo:font-weight="normal" style:letter-kerning="true" style:font-name-asian="Consolas" style:font-size-asian="8pt" style:font-style-asian="normal" style:font-weight-asian="normal" style:font-name-complex="Consola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2.5cm" svg:height="1cm" svg:x="8.75cm" svg:y="1cm">
          <text:p text:style-name="P1"><text:span text:style-name="T1">Master</text:span></text:p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0.608cm" svg:height="0.489cm" svg:x="11.75cm" svg:y="2.511cm">
          <draw:text-box>
            <text:p><text:span text:style-name="T2">y</text:span></text:p>
          </draw:text-box>
        </draw:frame>
        <draw:custom-shape draw:style-name="gr3" draw:text-style-name="P5" xml:id="id4" draw:id="id4" draw:layer="layout" svg:width="3.5cm" svg:height="1cm" svg:x="8.25cm" svg:y="2.5cm">
          <text:p text:style-name="P4"><text:span text:style-name="T2">(TxAck) || (TxLen ==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0cm" svg:y1="10.5cm" svg:x2="10cm" svg:y2="11cm" draw:start-shape="id1" draw:start-glue-point="8" draw:end-shape="id2" draw:end-glue-point="0" svg:d="M10000 10500v500" svg:viewBox="0 0 1 501">
          <text:p/>
        </draw:connector>
        <draw:connector draw:style-name="gr4" draw:text-style-name="P6" draw:layer="layout" draw:type="curve" svg:x1="10cm" svg:y1="2cm" svg:x2="10cm" svg:y2="2.5cm" draw:start-shape="id3" draw:start-glue-point="2" draw:end-shape="id4" draw:end-glue-point="4" svg:d="M10000 2000v500" svg:viewBox="0 0 1 501">
          <text:p/>
        </draw:connector>
        <draw:connector draw:style-name="gr4" draw:text-style-name="P6" draw:layer="layout" draw:type="curve" svg:x1="15cm" svg:y1="9.75cm" svg:x2="10.25cm" svg:y2="10.25cm" draw:start-shape="id5" draw:start-glue-point="8" draw:end-shape="id1" draw:end-glue-point="10" svg:d="M15000 9750c0 753-1249 627-1593 564s219-64-3157-64" svg:viewBox="0 0 4751 614">
          <text:p/>
        </draw:connector>
        <draw:connector draw:style-name="gr4" draw:text-style-name="P6" draw:layer="layout" draw:type="curve" svg:x1="16.5cm" svg:y1="9.25cm" svg:x2="15.25cm" svg:y2="9.5cm" draw:start-shape="id6" draw:start-glue-point="3" draw:end-shape="id5" draw:end-glue-point="10" svg:d="M16500 9250c-936 0-311 250-1250 250" svg:viewBox="0 0 1251 251">
          <text:p/>
        </draw:connector>
        <draw:custom-shape draw:style-name="gr1" draw:text-style-name="P2" xml:id="id2" draw:id="id2" draw:layer="layout" svg:width="2.5cm" svg:height="1cm" svg:x="8.75cm" svg:y="11cm">
          <text:p text:style-name="P1"><text:span text:style-name="T1">Master SyncT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4.5cm" svg:y1="7cm" svg:x2="9.75cm" svg:y2="10.25cm" draw:start-shape="id7" draw:start-glue-point="2" draw:end-shape="id1" draw:end-glue-point="6" svg:d="M4500 7000c0 2167 1750 3250 5250 3250" svg:viewBox="0 0 5251 3251">
          <text:p/>
        </draw:connector>
        <draw:connector draw:style-name="gr4" draw:text-style-name="P6" draw:layer="layout" draw:type="curve" svg:x1="11.75cm" svg:y1="3cm" svg:x2="13.5cm" svg:y2="3cm" draw:start-shape="id4" draw:start-glue-point="7" draw:end-shape="id8" draw:end-glue-point="3" svg:d="M11750 3000h1750" svg:viewBox="0 0 1751 1">
          <text:p/>
        </draw:connector>
        <draw:custom-shape draw:style-name="gr5" draw:text-style-name="P7" xml:id="id1" draw:id="id1" draw:layer="layout" svg:width="0.5cm" svg:height="0.5cm" svg:x="9.7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3.5cm" svg:y1="9.25cm" svg:x2="14.75cm" svg:y2="9.5cm" draw:start-shape="id9" draw:start-glue-point="1" draw:end-shape="id5" draw:end-glue-point="6" svg:d="M13500 9250c937 0 313 250 1250 250" svg:viewBox="0 0 1251 251">
          <text:p/>
        </draw:connector>
        <draw:custom-shape draw:style-name="gr6" draw:text-style-name="P9" draw:layer="layout" svg:width="3.25cm" svg:height="2cm" svg:x="16.75cm" svg:y="5.75cm">
          <text:p text:style-name="P8"><text:span text:style-name="T3">OneWay bekommt keine Antwort. Daher wird Slave.Ack und Slave.Busy ignori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10cm" svg:y1="7cm" svg:x2="10cm" svg:y2="10cm" draw:start-shape="id10" draw:start-glue-point="2" draw:end-shape="id1" draw:end-glue-point="4" svg:d="M10000 7000v3000" svg:viewBox="0 0 1 3001">
          <text:p/>
        </draw:connector>
        <draw:custom-shape draw:style-name="gr7" draw:text-style-name="P11" xml:id="id8" draw:id="id8" draw:layer="layout" svg:width="3cm" svg:height="1cm" svg:x="13.5cm" svg:y="2.5cm">
          <text:p text:style-name="P10"><text:span text:style-name="T2">Get New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8.25cm" svg:y1="3cm" svg:x2="4.5cm" svg:y2="6cm" draw:start-shape="id4" draw:start-glue-point="5" draw:end-shape="id7" draw:end-glue-point="0" svg:d="M8250 3000c-2500 0-3750 1000-3750 3000" svg:viewBox="0 0 3751 3001">
          <text:p/>
        </draw:connector>
        <draw:custom-shape draw:style-name="gr7" draw:text-style-name="P11" xml:id="id7" draw:id="id7" draw:layer="layout" svg:width="3cm" svg:height="1cm" svg:x="3cm" svg:y="6cm">
          <text:p text:style-name="P10"><text:span text:style-name="T2">Use Ol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10" draw:id="id10" draw:layer="layout" svg:width="3cm" svg:height="1cm" svg:x="8.5cm" svg:y="6cm">
          <text:p text:style-name="P10"><text:span text:style-name="T2">Use No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1" draw:id="id11" draw:layer="layout" svg:width="3.5cm" svg:height="1cm" svg:x="13.25cm" svg:y="4cm">
          <text:p text:style-name="P4"><text:span text:style-name="T2">(TxLen &gt;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5cm" svg:y1="3.5cm" svg:x2="15cm" svg:y2="4cm" draw:start-shape="id8" draw:start-glue-point="2" draw:end-shape="id11" draw:end-glue-point="4" svg:d="M15000 3500v500" svg:viewBox="0 0 1 501">
          <text:p/>
        </draw:connector>
        <draw:connector draw:style-name="gr4" draw:text-style-name="P6" draw:layer="layout" draw:type="curve" svg:x1="15cm" svg:y1="5cm" svg:x2="15cm" svg:y2="6cm" draw:start-shape="id11" draw:start-glue-point="6" draw:end-shape="id12" draw:end-glue-point="0" svg:d="M15000 5000v1000" svg:viewBox="0 0 1 1001">
          <text:p/>
        </draw:connector>
        <draw:connector draw:style-name="gr4" draw:text-style-name="P6" draw:layer="layout" draw:type="curve" svg:x1="13.25cm" svg:y1="4.5cm" svg:x2="11.5cm" svg:y2="6.5cm" draw:start-shape="id11" draw:start-glue-point="5" draw:end-shape="id10" draw:end-glue-point="1" svg:d="M13250 4500c-1312 0-438 2000-1750 2000" svg:viewBox="0 0 1751 2001">
          <text:p/>
        </draw:connector>
        <draw:custom-shape draw:style-name="gr7" draw:text-style-name="P11" xml:id="id12" draw:id="id12" draw:layer="layout" svg:width="3cm" svg:height="1cm" svg:x="13.5cm" svg:y="6cm">
          <text:p text:style-name="P10"><text:span text:style-name="T2">Use New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608cm" svg:height="0.489cm" svg:x="15cm" svg:y="5.011cm">
          <draw:text-box>
            <text:p><text:span text:style-name="T2">y</text:span></text:p>
          </draw:text-box>
        </draw:frame>
        <draw:custom-shape draw:style-name="gr9" draw:text-style-name="P5" xml:id="id13" draw:id="id13" draw:layer="layout" svg:width="3.5cm" svg:height="1cm" svg:x="13.25cm" svg:y="7.75cm">
          <text:p text:style-name="P4"><text:span text:style-name="T2">(OneWay) ||</text:span></text:p>
          <text:p text:style-name="P4"><text:span text:style-name="T2">(NoCheck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5cm" svg:y1="7cm" svg:x2="15cm" svg:y2="7.75cm" draw:start-shape="id12" draw:start-glue-point="2" draw:end-shape="id13" draw:end-glue-point="4" svg:d="M15000 7000v750" svg:viewBox="0 0 1 751">
          <text:p/>
        </draw:connector>
        <draw:connector draw:style-name="gr4" draw:text-style-name="P6" draw:layer="layout" draw:type="curve" svg:x1="16.75cm" svg:y1="8.25cm" svg:x2="17.625cm" svg:y2="8.75cm" draw:start-shape="id13" draw:start-glue-point="7" draw:end-shape="id6" draw:end-glue-point="0" svg:d="M16750 8250c584 0 875 166 875 500" svg:viewBox="0 0 876 501">
          <text:p/>
        </draw:connector>
        <draw:connector draw:style-name="gr4" draw:text-style-name="P6" draw:layer="layout" draw:type="curve" svg:x1="13.25cm" svg:y1="8.25cm" svg:x2="12.375cm" svg:y2="8.75cm" draw:start-shape="id13" draw:start-glue-point="5" draw:end-shape="id9" draw:end-glue-point="0" svg:d="M13250 8250c-584 0-875 166-875 500" svg:viewBox="0 0 876 501">
          <text:p/>
        </draw:connector>
        <draw:custom-shape draw:style-name="gr10" draw:text-style-name="P11" xml:id="id6" draw:id="id6" draw:layer="layout" svg:width="2.25cm" svg:height="1cm" svg:x="16.5cm" svg:y="8.75cm">
          <text:p text:style-name="P10"><text:span text:style-name="T2">TxAck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9" draw:id="id9" draw:layer="layout" svg:width="2.25cm" svg:height="1cm" svg:x="11.25cm" svg:y="8.75cm">
          <text:p text:style-name="P10"><text:span text:style-name="T2">TxAck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608cm" svg:height="0.489cm" svg:x="16.5cm" svg:y="7.761cm">
          <draw:text-box>
            <text:p><text:span text:style-name="T2">y</text:span></text:p>
          </draw:text-box>
        </draw:frame>
        <draw:custom-shape draw:style-name="gr5" draw:text-style-name="P7" xml:id="id5" draw:id="id5" draw:layer="layout" svg:width="0.5cm" svg:height="0.5cm" svg:x="14.7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5cm" svg:height="1cm" svg:x="8.75cm" svg:y="19.75cm">
          <text:p text:style-name="P12"><text:span text:style-name="T1">Master</text:span></text:p>
          <text:p text:style-name="P12"><text:span text:style-name="T1">SyncR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0cm" svg:y1="13.75cm" svg:x2="10cm" svg:y2="14.5cm" draw:start-shape="id14" draw:end-shape="id15" draw:end-glue-point="4" svg:d="M10000 13750v750" svg:viewBox="0 0 1 751">
          <text:p/>
        </draw:connector>
        <draw:custom-shape draw:style-name="gr11" draw:text-style-name="P5" xml:id="id14" draw:id="id14" draw:layer="layout" svg:width="3.5cm" svg:height="1cm" svg:x="8.25cm" svg:y="12.75cm">
          <text:p text:style-name="P4"><text:span text:style-name="T2"><text:s/></text:span><text:span text:style-name="T2">(TxLen &gt;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0cm" svg:y1="12cm" svg:x2="10cm" svg:y2="12.75cm" draw:start-shape="id2" draw:start-glue-point="2" draw:end-shape="id14" draw:end-glue-point="4" svg:d="M10000 12000v750" svg:viewBox="0 0 1 751">
          <text:p/>
        </draw:connector>
        <draw:connector draw:style-name="gr4" draw:text-style-name="P6" draw:layer="layout" draw:type="curve" svg:x1="11.75cm" svg:y1="13.25cm" svg:x2="13cm" svg:y2="14cm" draw:start-shape="id14" draw:start-glue-point="7" draw:end-shape="id16" svg:d="M11750 13250c834 0 1250 250 1250 750" svg:viewBox="0 0 1251 751">
          <text:p/>
        </draw:connector>
        <draw:custom-shape draw:style-name="gr12" draw:text-style-name="P5" xml:id="id16" draw:id="id16" draw:layer="layout" svg:width="3.5cm" svg:height="1.5cm" svg:x="11.25cm" svg:y="14cm">
          <text:p text:style-name="P4"><text:span text:style-name="T2">(OneWay) ||</text:span></text:p>
          <text:p text:style-name="P4"><text:span text:style-name="T2">(NoCheck) ||</text:span></text:p>
          <text:p text:style-name="P4"><text:span text:style-name="T2">(!Slave.Bsy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608cm" svg:height="0.489cm" svg:x="11.75cm" svg:y="12.761cm">
          <draw:text-box>
            <text:p><text:span text:style-name="T2">y</text:span></text:p>
          </draw:text-box>
        </draw:frame>
        <draw:custom-shape draw:style-name="gr1" draw:text-style-name="P2" xml:id="id17" draw:id="id17" draw:layer="layout" svg:width="2.5cm" svg:height="1cm" svg:x="11.75cm" svg:y="16cm">
          <text:p text:style-name="P1"><text:span text:style-name="T1">Master DataT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3cm" svg:y1="15.5cm" svg:x2="13cm" svg:y2="16cm" draw:start-shape="id16" draw:start-glue-point="6" draw:end-shape="id17" draw:end-glue-point="0" svg:d="M13000 15500v500" svg:viewBox="0 0 1 501">
          <text:p/>
        </draw:connector>
        <draw:frame draw:style-name="gr2" draw:text-style-name="P3" draw:layer="layout" svg:width="0.608cm" svg:height="0.489cm" svg:x="12.892cm" svg:y="15.511cm">
          <draw:text-box>
            <text:p><text:span text:style-name="T2">y</text:span></text:p>
          </draw:text-box>
        </draw:frame>
        <draw:custom-shape draw:style-name="gr5" draw:text-style-name="P7" xml:id="id15" draw:id="id15" draw:layer="layout" svg:width="0.5cm" svg:height="0.5cm" svg:x="9.75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8" draw:id="id18" draw:layer="layout" svg:width="0.5cm" svg:height="0.5cm" svg:x="9.75cm" svg:y="1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0cm" svg:y1="15cm" svg:x2="10cm" svg:y2="18.25cm" draw:start-shape="id15" draw:start-glue-point="8" draw:end-shape="id18" draw:end-glue-point="4" svg:d="M10000 15000v3250" svg:viewBox="0 0 1 3251">
          <text:p/>
        </draw:connector>
        <draw:connector draw:style-name="gr4" draw:text-style-name="P6" draw:layer="layout" draw:type="curve" svg:x1="11.25cm" svg:y1="14.75cm" svg:x2="10.25cm" svg:y2="14.75cm" draw:start-shape="id16" draw:start-glue-point="5" draw:end-shape="id15" draw:end-glue-point="10" svg:d="M11250 14750h-1000" svg:viewBox="0 0 1001 1">
          <text:p/>
        </draw:connector>
        <draw:connector draw:style-name="gr4" draw:text-style-name="P6" draw:layer="layout" draw:type="curve" svg:x1="10cm" svg:y1="18.75cm" svg:x2="10cm" svg:y2="19.75cm" draw:start-shape="id18" draw:start-glue-point="8" draw:end-shape="id19" draw:end-glue-point="0" svg:d="M10000 18750v1000" svg:viewBox="0 0 1 1001">
          <text:p/>
        </draw:connector>
        <draw:custom-shape draw:style-name="gr13" draw:text-style-name="P13" xml:id="id21" draw:id="id21" draw:layer="layout" svg:width="2.5cm" svg:height="1cm" svg:x="16.75cm" svg:y="18cm">
          <text:p text:style-name="P12"><text:span text:style-name="T1">Master</text:span></text:p>
          <text:p text:style-name="P12"><text:span text:style-name="T1">End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7271.92807192807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4.75cm" svg:y1="18.5cm" svg:x2="16.75cm" svg:y2="18.5cm" draw:start-shape="id20" draw:start-glue-point="7" draw:end-shape="id21" draw:end-glue-point="5" svg:d="M14750 18500h2000" svg:viewBox="0 0 2001 1">
          <text:p/>
        </draw:connector>
        <draw:connector draw:style-name="gr4" draw:text-style-name="P6" draw:layer="layout" draw:type="curve" svg:x1="13cm" svg:y1="17cm" svg:x2="13cm" svg:y2="17.75cm" draw:start-shape="id17" draw:start-glue-point="2" draw:end-shape="id20" svg:d="M13000 17000v750" svg:viewBox="0 0 1 751">
          <text:p/>
        </draw:connector>
        <draw:custom-shape draw:style-name="gr14" draw:text-style-name="P5" xml:id="id20" draw:id="id20" draw:layer="layout" svg:width="3.5cm" svg:height="1.5cm" svg:x="11.25cm" svg:y="17.75cm">
          <text:p text:style-name="P4"><text:span text:style-name="T2">(OneWay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1.25cm" svg:y1="18.5cm" svg:x2="10.25cm" svg:y2="18.5cm" draw:start-shape="id20" draw:start-glue-point="5" draw:end-shape="id18" draw:end-glue-point="10" svg:d="M11250 18500h-1000" svg:viewBox="0 0 1001 1">
          <text:p/>
        </draw:connector>
        <draw:frame draw:style-name="gr2" draw:text-style-name="P3" draw:layer="layout" svg:width="0.608cm" svg:height="0.489cm" svg:x="14.642cm" svg:y="18cm">
          <draw:text-box>
            <text:p><text:span text:style-name="T2">y</text:span></text:p>
          </draw:text-box>
        </draw:frame>
        <draw:custom-shape draw:style-name="gr6" draw:text-style-name="P9" draw:layer="layout" svg:width="3.25cm" svg:height="2cm" svg:x="15cm" svg:y="12.75cm">
          <text:p text:style-name="P8"><text:span text:style-name="T3">OneWay und NoCheck schlägt Bu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xml:id="id26" draw:id="id26" draw:layer="layout" svg:width="2.5cm" svg:height="1cm" svg:x="8.75cm" svg:y="27cm">
          <text:p text:style-name="P12"><text:span text:style-name="T1">Master</text:span></text:p>
          <text:p text:style-name="P12"><text:span text:style-name="T1">End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0cm" svg:y1="22.5cm" svg:x2="10cm" svg:y2="23.25cm" draw:start-shape="id22" draw:start-glue-point="6" draw:end-shape="id23" draw:end-glue-point="4" svg:d="M10000 22500v750" svg:viewBox="0 0 1 751">
          <text:p/>
        </draw:connector>
        <draw:custom-shape draw:style-name="gr15" draw:text-style-name="P5" xml:id="id22" draw:id="id22" draw:layer="layout" svg:width="3.5cm" svg:height="1cm" svg:x="8.25cm" svg:y="21.5cm">
          <text:p text:style-name="P4"><text:span text:style-name="T2"><text:s/></text:span><text:span text:style-name="T2">(RxLen &gt;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1.75cm" svg:y1="22cm" svg:x2="13cm" svg:y2="22.75cm" draw:start-shape="id22" draw:start-glue-point="7" draw:end-shape="id24" svg:d="M11750 22000c834 0 1250 250 1250 750" svg:viewBox="0 0 1251 751">
          <text:p/>
        </draw:connector>
        <draw:custom-shape draw:style-name="gr16" draw:text-style-name="P5" xml:id="id24" draw:id="id24" draw:layer="layout" svg:width="4.5cm" svg:height="1.5cm" svg:x="10.75cm" svg:y="22.75cm">
          <text:p text:style-name="P4"><text:span text:style-name="T2">(Slv.OneWay) ||</text:span></text:p>
          <text:p text:style-name="P4"><text:span text:style-name="T2">(Slv.NoCheck) ||</text:span></text:p>
          <text:p text:style-name="P4"><text:span text:style-name="T2">(!Busy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608cm" svg:height="0.489cm" svg:x="11.642cm" svg:y="21.5cm">
          <draw:text-box draw:corner-radius="0.108cm">
            <text:p><text:span text:style-name="T2">y</text:span></text:p>
          </draw:text-box>
        </draw:frame>
        <draw:frame draw:style-name="gr2" draw:text-style-name="P3" draw:layer="layout" svg:width="0.608cm" svg:height="0.489cm" svg:x="12.892cm" svg:y="24.25cm">
          <draw:text-box>
            <text:p><text:span text:style-name="T2">y</text:span></text:p>
          </draw:text-box>
        </draw:frame>
        <draw:custom-shape draw:style-name="gr5" draw:text-style-name="P7" xml:id="id23" draw:id="id23" draw:layer="layout" svg:width="0.5cm" svg:height="0.5cm" svg:x="9.75cm" svg:y="2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5" draw:id="id25" draw:layer="layout" svg:width="0.5cm" svg:height="0.5cm" svg:x="9.75cm" svg:y="2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0cm" svg:y1="23.75cm" svg:x2="10cm" svg:y2="25.25cm" draw:start-shape="id23" draw:start-glue-point="8" draw:end-shape="id25" draw:end-glue-point="4" svg:d="M10000 23750v1500" svg:viewBox="0 0 1 1501">
          <text:p/>
        </draw:connector>
        <draw:connector draw:style-name="gr4" draw:text-style-name="P6" draw:layer="layout" draw:type="curve" svg:x1="10.75cm" svg:y1="23.5cm" svg:x2="10.25cm" svg:y2="23.5cm" draw:start-shape="id24" draw:start-glue-point="5" draw:end-shape="id23" draw:end-glue-point="10" svg:d="M10750 23500h-500" svg:viewBox="0 0 501 1">
          <text:p/>
        </draw:connector>
        <draw:connector draw:style-name="gr4" draw:text-style-name="P6" draw:layer="layout" draw:type="curve" svg:x1="10cm" svg:y1="25.75cm" svg:x2="10cm" svg:y2="27cm" draw:start-shape="id25" draw:start-glue-point="8" draw:end-shape="id26" draw:end-glue-point="0" svg:d="M10000 25750v1250" svg:viewBox="0 0 1 1251">
          <text:p/>
        </draw:connector>
        <draw:custom-shape draw:style-name="gr17" draw:text-style-name="P15" draw:layer="layout" svg:width="3cm" svg:height="1.25cm" svg:x="15cm" svg:y="21.25cm">
          <text:p text:style-name="P14"><text:span text:style-name="T3">OneWay und NoCheck schlägt Bu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" draw:id="id27" draw:layer="layout" svg:width="2.5cm" svg:height="1cm" svg:x="11.75cm" svg:y="25cm">
          <text:p text:style-name="P1"><text:span text:style-name="T1">Master DataR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3cm" svg:y1="24.25cm" svg:x2="13cm" svg:y2="25cm" draw:start-shape="id24" draw:end-shape="id27" draw:end-glue-point="0" svg:d="M13000 24250v750" svg:viewBox="0 0 1 751">
          <text:p/>
        </draw:connector>
        <draw:connector draw:style-name="gr4" draw:text-style-name="P6" draw:layer="layout" draw:type="curve" svg:x1="11.75cm" svg:y1="25.5cm" svg:x2="10.25cm" svg:y2="25.5cm" draw:start-shape="id27" draw:start-glue-point="5" draw:end-shape="id25" draw:end-glue-point="10" svg:d="M11750 25500h-1500" svg:viewBox="0 0 1501 1">
          <text:p/>
        </draw:connector>
        <draw:custom-shape draw:style-name="gr18" draw:text-style-name="P15" draw:layer="layout" svg:width="3cm" svg:height="1cm" svg:x="16cm" svg:y="23.25cm">
          <text:p text:style-name="P14"><text:span text:style-name="T3">OneWay hat keine Wirk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10cm" svg:y1="20.75cm" svg:x2="10cm" svg:y2="21.5cm" draw:start-shape="id19" draw:start-glue-point="2" draw:end-shape="id22" draw:end-glue-point="4" svg:d="M10000 20750v750" svg:viewBox="0 0 1 751">
          <text:p/>
        </draw:connector>
      </draw:page>
      <draw:page draw:name="page2" draw:style-name="dp1" draw:master-page-name="Standard">
        <draw:custom-shape draw:style-name="gr1" draw:text-style-name="P2" draw:layer="layout" svg:width="2.5cm" svg:height="1cm" svg:x="8.75cm" svg:y="1cm">
          <text:p text:style-name="P1"><text:span text:style-name="T1">Slave</text:span></text:p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0.608cm" svg:height="0.489cm" svg:x="11.642cm" svg:y="12cm">
          <draw:text-box>
            <text:p><text:span text:style-name="T2">y</text:span></text:p>
          </draw:text-box>
        </draw:frame>
        <draw:custom-shape draw:style-name="gr19" draw:text-style-name="P5" xml:id="id34" draw:id="id34" draw:layer="layout" svg:width="3.5cm" svg:height="1cm" svg:x="8.25cm" svg:y="12cm">
          <text:p text:style-name="P4"><text:span text:style-name="T2">(TxAck) || (TxLen ==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0cm" svg:y1="19.25cm" svg:x2="10cm" svg:y2="20cm" draw:start-shape="id28" draw:start-glue-point="8" draw:end-shape="id29" draw:end-glue-point="0" svg:d="M10000 19250v750" svg:viewBox="0 0 1 751">
          <text:p/>
        </draw:connector>
        <draw:connector draw:style-name="gr4" draw:text-style-name="P6" draw:layer="layout" draw:type="curve" svg:x1="10cm" svg:y1="2cm" svg:x2="10cm" svg:y2="3cm" draw:end-shape="id30" draw:end-glue-point="0" svg:d="M10000 2000v1000" svg:viewBox="0 0 1 1001">
          <text:p/>
        </draw:connector>
        <draw:connector draw:style-name="gr4" draw:text-style-name="P6" draw:layer="layout" draw:type="curve" svg:x1="15cm" svg:y1="18.5cm" svg:x2="10.25cm" svg:y2="19cm" draw:start-shape="id31" draw:start-glue-point="8" draw:end-shape="id28" draw:end-glue-point="10" svg:d="M15000 18500c0 753-1249 627-1593 564s219-64-3157-64" svg:viewBox="0 0 4751 614">
          <text:p/>
        </draw:connector>
        <draw:connector draw:style-name="gr4" draw:text-style-name="P6" draw:layer="layout" draw:type="curve" svg:x1="16.5cm" svg:y1="18cm" svg:x2="15.25cm" svg:y2="18.25cm" draw:start-shape="id32" draw:start-glue-point="3" draw:end-shape="id31" draw:end-glue-point="10" svg:d="M16500 18000c-936 0-311 250-1250 250" svg:viewBox="0 0 1251 251">
          <text:p/>
        </draw:connector>
        <draw:custom-shape draw:style-name="gr1" draw:text-style-name="P2" xml:id="id29" draw:id="id29" draw:layer="layout" svg:width="2.5cm" svg:height="1cm" svg:x="8.75cm" svg:y="20cm">
          <text:p text:style-name="P12"><text:span text:style-name="T1">Slave</text:span></text:p>
          <text:p text:style-name="P12"><text:span text:style-name="T1">SyncT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4.5cm" svg:y1="16cm" svg:x2="9.75cm" svg:y2="19cm" draw:start-shape="id33" draw:start-glue-point="2" draw:end-shape="id28" draw:end-glue-point="6" svg:d="M4500 16000c0 2000 1750 3000 5250 3000" svg:viewBox="0 0 5251 3001">
          <text:p/>
        </draw:connector>
        <draw:connector draw:style-name="gr4" draw:text-style-name="P6" draw:layer="layout" draw:type="curve" svg:x1="11.75cm" svg:y1="12.5cm" svg:x2="13.5cm" svg:y2="12.5cm" draw:start-shape="id34" draw:start-glue-point="7" draw:end-shape="id35" draw:end-glue-point="3" svg:d="M11750 12500h1750" svg:viewBox="0 0 1751 1">
          <text:p/>
        </draw:connector>
        <draw:custom-shape draw:style-name="gr5" draw:text-style-name="P7" xml:id="id28" draw:id="id28" draw:layer="layout" svg:width="0.5cm" svg:height="0.5cm" svg:x="9.75cm" svg:y="1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3.5cm" svg:y1="18cm" svg:x2="14.75cm" svg:y2="18.25cm" draw:start-shape="id36" draw:start-glue-point="1" draw:end-shape="id31" draw:end-glue-point="6" svg:d="M13500 18000c937 0 313 250 1250 250" svg:viewBox="0 0 1251 251">
          <text:p/>
        </draw:connector>
        <draw:custom-shape draw:style-name="gr20" draw:text-style-name="P9" draw:layer="layout" svg:width="3.25cm" svg:height="1.5cm" svg:x="16.75cm" svg:y="15cm">
          <text:p text:style-name="P8"><text:span text:style-name="T3">OneWay bekommt keine Antwort. Daher wird Slave.Ack und Slave.Busy ignori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10cm" svg:y1="16cm" svg:x2="10cm" svg:y2="18.75cm" draw:start-shape="id37" draw:start-glue-point="2" draw:end-shape="id28" draw:end-glue-point="4" svg:d="M10000 16000v2750" svg:viewBox="0 0 1 2751">
          <text:p/>
        </draw:connector>
        <draw:custom-shape draw:style-name="gr7" draw:text-style-name="P11" xml:id="id35" draw:id="id35" draw:layer="layout" svg:width="3cm" svg:height="1cm" svg:x="13.5cm" svg:y="12cm">
          <text:p text:style-name="P10"><text:span text:style-name="T2">Get New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8.25cm" svg:y1="12.5cm" svg:x2="4.5cm" svg:y2="15cm" draw:start-shape="id34" draw:start-glue-point="5" draw:end-shape="id33" draw:end-glue-point="0" svg:d="M8250 12500c-2500 0-3750 833-3750 2500" svg:viewBox="0 0 3751 2501">
          <text:p/>
        </draw:connector>
        <draw:custom-shape draw:style-name="gr7" draw:text-style-name="P11" xml:id="id33" draw:id="id33" draw:layer="layout" svg:width="3cm" svg:height="1cm" svg:x="3cm" svg:y="15cm">
          <text:p text:style-name="P10"><text:span text:style-name="T2">Use Ol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37" draw:id="id37" draw:layer="layout" svg:width="3cm" svg:height="1cm" svg:x="8.5cm" svg:y="15cm">
          <text:p text:style-name="P10"><text:span text:style-name="T2">Use No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38" draw:id="id38" draw:layer="layout" svg:width="3.5cm" svg:height="0.75cm" svg:x="13.25cm" svg:y="13.5cm">
          <text:p text:style-name="P4"><text:span text:style-name="T2">(TxLen &gt;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6" draw:layer="layout" draw:type="curve" svg:x1="15cm" svg:y1="13cm" svg:x2="15cm" svg:y2="13.5cm" draw:start-shape="id35" draw:start-glue-point="2" draw:end-shape="id38" draw:end-glue-point="4" svg:d="M15000 13000v500" svg:viewBox="0 0 1 501">
          <text:p/>
        </draw:connector>
        <draw:connector draw:style-name="gr4" draw:text-style-name="P6" draw:layer="layout" draw:type="curve" svg:x1="15cm" svg:y1="14.25cm" svg:x2="15cm" svg:y2="15cm" draw:start-shape="id38" draw:end-shape="id39" draw:end-glue-point="0" svg:d="M15000 14250v750" svg:viewBox="0 0 1 751">
          <text:p/>
        </draw:connector>
        <draw:connector draw:style-name="gr4" draw:text-style-name="P6" draw:layer="layout" draw:type="curve" svg:x1="13.25cm" svg:y1="13.875cm" svg:x2="11.5cm" svg:y2="15.5cm" draw:start-shape="id38" draw:start-glue-point="5" draw:end-shape="id37" draw:end-glue-point="1" svg:d="M13250 13875c-1312 0-438 1625-1750 1625" svg:viewBox="0 0 1751 1626">
          <text:p/>
        </draw:connector>
        <draw:custom-shape draw:style-name="gr7" draw:text-style-name="P11" xml:id="id39" draw:id="id39" draw:layer="layout" svg:width="3cm" svg:height="1cm" svg:x="13.5cm" svg:y="15cm">
          <text:p text:style-name="P10"><text:span text:style-name="T2">Use New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608cm" svg:height="0.489cm" svg:x="14.892cm" svg:y="14.261cm">
          <draw:text-box>
            <text:p><text:span text:style-name="T2">y</text:span></text:p>
          </draw:text-box>
        </draw:frame>
        <draw:custom-shape draw:style-name="gr22" draw:text-style-name="P5" xml:id="id40" draw:id="id40" draw:layer="layout" svg:width="3.5cm" svg:height="1cm" svg:x="13.25cm" svg:y="16.5cm">
          <text:p text:style-name="P4"><text:span text:style-name="T2">(OneWay) ||</text:span></text:p>
          <text:p text:style-name="P4"><text:span text:style-name="T2">(NoCheck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5cm" svg:y1="16cm" svg:x2="15cm" svg:y2="16.5cm" draw:start-shape="id39" draw:start-glue-point="2" draw:end-shape="id40" draw:end-glue-point="4" svg:d="M15000 16000v500" svg:viewBox="0 0 1 501">
          <text:p/>
        </draw:connector>
        <draw:connector draw:style-name="gr4" draw:text-style-name="P6" draw:layer="layout" draw:type="curve" svg:x1="16.75cm" svg:y1="17cm" svg:x2="17.625cm" svg:y2="17.5cm" draw:start-shape="id40" draw:start-glue-point="7" draw:end-shape="id32" draw:end-glue-point="0" svg:d="M16750 17000c584 0 875 166 875 500" svg:viewBox="0 0 876 501">
          <text:p/>
        </draw:connector>
        <draw:connector draw:style-name="gr4" draw:text-style-name="P6" draw:layer="layout" draw:type="curve" svg:x1="13.25cm" svg:y1="17cm" svg:x2="12.375cm" svg:y2="17.5cm" draw:start-shape="id40" draw:start-glue-point="5" draw:end-shape="id36" draw:end-glue-point="0" svg:d="M13250 17000c-584 0-875 166-875 500" svg:viewBox="0 0 876 501">
          <text:p/>
        </draw:connector>
        <draw:custom-shape draw:style-name="gr10" draw:text-style-name="P11" xml:id="id32" draw:id="id32" draw:layer="layout" svg:width="2.25cm" svg:height="1cm" svg:x="16.5cm" svg:y="17.5cm">
          <text:p text:style-name="P10"><text:span text:style-name="T2">TxAck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36" draw:id="id36" draw:layer="layout" svg:width="2.25cm" svg:height="1cm" svg:x="11.25cm" svg:y="17.5cm">
          <text:p text:style-name="P10"><text:span text:style-name="T2">TxAck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608cm" svg:height="0.489cm" svg:x="16.5cm" svg:y="16.511cm">
          <draw:text-box>
            <text:p><text:span text:style-name="T2">y</text:span></text:p>
          </draw:text-box>
        </draw:frame>
        <draw:custom-shape draw:style-name="gr5" draw:text-style-name="P7" xml:id="id31" draw:id="id31" draw:layer="layout" svg:width="0.5cm" svg:height="0.5cm" svg:x="14.75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30" draw:id="id30" draw:layer="layout" svg:width="2.5cm" svg:height="1cm" svg:x="8.75cm" svg:y="3cm">
          <text:p text:style-name="P12"><text:span text:style-name="T1">Slave</text:span></text:p>
          <text:p text:style-name="P12"><text:span text:style-name="T1">SyncR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0cm" svg:y1="23cm" svg:x2="10cm" svg:y2="23.75cm" draw:start-shape="id41" draw:end-shape="id42" draw:end-glue-point="4" svg:d="M10000 23000v750" svg:viewBox="0 0 1 751">
          <text:p/>
        </draw:connector>
        <draw:custom-shape draw:style-name="gr23" draw:text-style-name="P5" xml:id="id41" draw:id="id41" draw:layer="layout" svg:width="3.5cm" svg:height="1cm" svg:x="8.25cm" svg:y="22cm">
          <text:p text:style-name="P4"><text:span text:style-name="T2"><text:s/></text:span><text:span text:style-name="T2">(TxLen &gt;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0cm" svg:y1="21cm" svg:x2="10cm" svg:y2="22cm" draw:start-shape="id29" draw:start-glue-point="2" draw:end-shape="id41" draw:end-glue-point="4" svg:d="M10000 21000v1000" svg:viewBox="0 0 1 1001">
          <text:p/>
        </draw:connector>
        <draw:connector draw:style-name="gr4" draw:text-style-name="P6" draw:layer="layout" draw:type="curve" svg:x1="11.75cm" svg:y1="22.5cm" svg:x2="13cm" svg:y2="23.25cm" draw:start-shape="id41" draw:start-glue-point="7" draw:end-shape="id43" svg:d="M11750 22500c834 0 1250 250 1250 750" svg:viewBox="0 0 1251 751">
          <text:p/>
        </draw:connector>
        <draw:custom-shape draw:style-name="gr24" draw:text-style-name="P5" xml:id="id43" draw:id="id43" draw:layer="layout" svg:width="3.5cm" svg:height="1.5cm" svg:x="11.25cm" svg:y="23.25cm">
          <text:p text:style-name="P4"><text:span text:style-name="T2">(OneWay) ||</text:span></text:p>
          <text:p text:style-name="P4"><text:span text:style-name="T2">(NoCheck) ||</text:span></text:p>
          <text:p text:style-name="P4"><text:span text:style-name="T2">(!Mst.Bsy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608cm" svg:height="0.489cm" svg:x="11.75cm" svg:y="22.011cm">
          <draw:text-box>
            <text:p><text:span text:style-name="T2">y</text:span></text:p>
          </draw:text-box>
        </draw:frame>
        <draw:custom-shape draw:style-name="gr1" draw:text-style-name="P2" xml:id="id44" draw:id="id44" draw:layer="layout" svg:width="2.5cm" svg:height="1cm" svg:x="11.75cm" svg:y="25.5cm">
          <text:p text:style-name="P1"><text:span text:style-name="T1">Slave DataT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3cm" svg:y1="24.75cm" svg:x2="13cm" svg:y2="25.5cm" draw:end-shape="id44" draw:end-glue-point="0" svg:d="M13000 24750v750" svg:viewBox="0 0 1 751">
          <text:p/>
        </draw:connector>
        <draw:custom-shape draw:style-name="gr5" draw:text-style-name="P7" xml:id="id42" draw:id="id42" draw:layer="layout" svg:width="0.5cm" svg:height="0.5cm" svg:x="9.75cm" svg:y="2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5" draw:id="id45" draw:layer="layout" svg:width="0.5cm" svg:height="0.5cm" svg:x="9.75cm" svg:y="2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0cm" svg:y1="24.25cm" svg:x2="10cm" svg:y2="25.75cm" draw:start-shape="id42" draw:start-glue-point="8" draw:end-shape="id45" draw:end-glue-point="4" svg:d="M10000 24250v1500" svg:viewBox="0 0 1 1501">
          <text:p/>
        </draw:connector>
        <draw:connector draw:style-name="gr4" draw:text-style-name="P6" draw:layer="layout" draw:type="curve" svg:x1="11.25cm" svg:y1="24cm" svg:x2="10.25cm" svg:y2="24cm" draw:start-shape="id43" draw:start-glue-point="5" draw:end-shape="id42" draw:end-glue-point="10" svg:d="M11250 24000h-1000" svg:viewBox="0 0 1001 1">
          <text:p/>
        </draw:connector>
        <draw:connector draw:style-name="gr4" draw:text-style-name="P6" draw:layer="layout" draw:type="curve" svg:x1="10cm" svg:y1="26.25cm" svg:x2="10cm" svg:y2="27cm" draw:start-shape="id45" draw:start-glue-point="8" svg:d="M10000 26250v750" svg:viewBox="0 0 1 751">
          <text:p/>
        </draw:connector>
        <draw:custom-shape draw:style-name="gr25" draw:text-style-name="P13" draw:layer="layout" svg:width="2.5cm" svg:height="1cm" svg:x="8.75cm" svg:y="27cm">
          <text:p text:style-name="P12"><text:span text:style-name="T1">Slave</text:span></text:p>
          <text:p text:style-name="P12"><text:span text:style-name="T1">End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7271.92807192807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1.75cm" svg:y1="26cm" svg:x2="10.25cm" svg:y2="26cm" draw:start-shape="id44" draw:start-glue-point="5" draw:end-shape="id45" draw:end-glue-point="10" svg:d="M11750 26000h-1500" svg:viewBox="0 0 1501 1">
          <text:p/>
        </draw:connector>
        <draw:custom-shape draw:style-name="gr6" draw:text-style-name="P9" draw:layer="layout" svg:width="3.25cm" svg:height="2cm" svg:x="15cm" svg:y="22cm">
          <text:p text:style-name="P8"><text:span text:style-name="T3">OneWay und NoCheck schlägt Bu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xml:id="id50" draw:id="id50" draw:layer="layout" svg:width="2.5cm" svg:height="1cm" svg:x="11.75cm" svg:y="8.25cm">
          <text:p text:style-name="P12"><text:span text:style-name="T1">Slave</text:span></text:p>
          <text:p text:style-name="P12"><text:span text:style-name="T1">DataR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0cm" svg:y1="5.75cm" svg:x2="10cm" svg:y2="6.5cm" draw:start-shape="id46" draw:start-glue-point="6" draw:end-shape="id47" draw:end-glue-point="4" svg:d="M10000 5750v750" svg:viewBox="0 0 1 751">
          <text:p/>
        </draw:connector>
        <draw:custom-shape draw:style-name="gr26" draw:text-style-name="P5" xml:id="id46" draw:id="id46" draw:layer="layout" svg:width="3.5cm" svg:height="1cm" svg:x="8.25cm" svg:y="4.75cm">
          <text:p text:style-name="P4"><text:span text:style-name="T2"><text:s/></text:span><text:span text:style-name="T2">(RxLen &gt; 0) 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curve" svg:x1="11.75cm" svg:y1="5.25cm" svg:x2="13cm" svg:y2="6cm" draw:start-shape="id46" draw:start-glue-point="7" draw:end-shape="id48" svg:d="M11750 5250c834 0 1250 250 1250 750" svg:viewBox="0 0 1251 751">
          <text:p/>
        </draw:connector>
        <draw:custom-shape draw:style-name="gr27" draw:text-style-name="P5" xml:id="id48" draw:id="id48" draw:layer="layout" svg:width="4.5cm" svg:height="1.5cm" svg:x="10.75cm" svg:y="6cm">
          <text:p text:style-name="P4"><text:span text:style-name="T2">(Mst.OneWay) ||</text:span></text:p>
          <text:p text:style-name="P4"><text:span text:style-name="T2">(Mst.NoCheck) ||</text:span></text:p>
          <text:p text:style-name="P4"><text:span text:style-name="T2">(!Busy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" draw:text-style-name="P3" draw:layer="layout" svg:width="0.608cm" svg:height="0.489cm" svg:x="11.642cm" svg:y="4.75cm">
          <draw:text-box draw:corner-radius="0.108cm">
            <text:p><text:span text:style-name="T2">y</text:span></text:p>
          </draw:text-box>
        </draw:frame>
        <draw:frame draw:style-name="gr2" draw:text-style-name="P3" draw:layer="layout" svg:width="0.608cm" svg:height="0.489cm" svg:x="13cm" svg:y="7.511cm">
          <draw:text-box>
            <text:p><text:span text:style-name="T2">y</text:span></text:p>
          </draw:text-box>
        </draw:frame>
        <draw:custom-shape draw:style-name="gr5" draw:text-style-name="P7" xml:id="id47" draw:id="id47" draw:layer="layout" svg:width="0.5cm" svg:height="0.5cm" svg:x="9.7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9" draw:id="id49" draw:layer="layout" svg:width="0.5cm" svg:height="0.5cm" svg:x="9.75cm" svg:y="10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0cm" svg:y1="7cm" svg:x2="10cm" svg:y2="10.25cm" draw:start-shape="id47" draw:start-glue-point="8" draw:end-shape="id49" draw:end-glue-point="4" svg:d="M10000 7000v3250" svg:viewBox="0 0 1 3251">
          <text:p/>
        </draw:connector>
        <draw:connector draw:style-name="gr4" draw:text-style-name="P6" draw:layer="layout" draw:type="curve" svg:x1="10.75cm" svg:y1="6.75cm" svg:x2="10.25cm" svg:y2="6.75cm" draw:start-shape="id48" draw:start-glue-point="5" draw:end-shape="id47" draw:end-glue-point="10" svg:d="M10750 6750h-500" svg:viewBox="0 0 501 1">
          <text:p/>
        </draw:connector>
        <draw:connector draw:style-name="gr4" draw:text-style-name="P6" draw:layer="layout" draw:type="curve" svg:x1="10cm" svg:y1="10.75cm" svg:x2="10cm" svg:y2="12cm" draw:start-shape="id49" draw:start-glue-point="8" draw:end-shape="id34" draw:end-glue-point="4" svg:d="M10000 10750v1250" svg:viewBox="0 0 1 1251">
          <text:p/>
        </draw:connector>
        <draw:custom-shape draw:style-name="gr28" draw:text-style-name="P15" draw:layer="layout" svg:width="3cm" svg:height="1cm" svg:x="15cm" svg:y="5cm">
          <text:p text:style-name="P14"><text:span text:style-name="T3">OneWay und NoCheck schlägt Bu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13cm" svg:y1="7.5cm" svg:x2="13cm" svg:y2="8.25cm" draw:start-shape="id48" draw:end-shape="id50" draw:end-glue-point="0" svg:d="M13000 7500v750" svg:viewBox="0 0 1 751">
          <text:p/>
        </draw:connector>
        <draw:connector draw:style-name="gr4" draw:text-style-name="P6" draw:layer="layout" draw:type="curve" svg:x1="10cm" svg:y1="4cm" svg:x2="10cm" svg:y2="4.75cm" draw:start-shape="id30" draw:start-glue-point="2" draw:end-shape="id46" draw:end-glue-point="4" svg:d="M10000 4000v750" svg:viewBox="0 0 1 751">
          <text:p/>
        </draw:connector>
        <draw:custom-shape draw:style-name="gr29" draw:text-style-name="P13" xml:id="id52" draw:id="id52" draw:layer="layout" svg:width="2.5cm" svg:height="1cm" svg:x="16.75cm" svg:y="10cm">
          <text:p text:style-name="P12"><text:span text:style-name="T1">Slave</text:span></text:p>
          <text:p text:style-name="P12"><text:span text:style-name="T1">End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7271.92807192807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draw:type="curve" svg:x1="14.5cm" svg:y1="10.5cm" svg:x2="16.75cm" svg:y2="10.5cm" draw:start-shape="id51" draw:start-glue-point="7" draw:end-shape="id52" draw:end-glue-point="5" svg:d="M14500 10500h2250" svg:viewBox="0 0 2251 1">
          <text:p/>
        </draw:connector>
        <draw:custom-shape draw:style-name="gr30" draw:text-style-name="P5" xml:id="id51" draw:id="id51" draw:layer="layout" svg:width="3cm" svg:height="1cm" svg:x="11.5cm" svg:y="10cm">
          <text:p text:style-name="P4"><text:span text:style-name="T2">(OneWay)</text:span></text:p>
          <text:p text:style-name="P4"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608cm" svg:height="0.489cm" svg:x="14.5cm" svg:y="10.011cm">
          <draw:text-box>
            <text:p><text:span text:style-name="T2">y</text:span></text:p>
          </draw:text-box>
        </draw:frame>
        <draw:connector draw:style-name="gr4" draw:text-style-name="P6" draw:layer="layout" draw:type="curve" svg:x1="13cm" svg:y1="9.25cm" svg:x2="13cm" svg:y2="10cm" draw:start-shape="id50" draw:start-glue-point="2" draw:end-shape="id51" draw:end-glue-point="4" svg:d="M13000 9250v750" svg:viewBox="0 0 1 751">
          <text:p/>
        </draw:connector>
        <draw:connector draw:style-name="gr4" draw:text-style-name="P6" draw:layer="layout" draw:type="curve" svg:x1="11.5cm" svg:y1="10.5cm" svg:x2="10.25cm" svg:y2="10.5cm" draw:start-shape="id51" draw:start-glue-point="5" draw:end-shape="id49" draw:end-glue-point="10" svg:d="M11500 10500h-1250" svg:viewBox="0 0 1251 1">
          <text:p/>
        </draw:connector>
        <draw:frame draw:style-name="gr31" draw:text-style-name="P17" draw:layer="layout" svg:width="0.608cm" svg:height="0.489cm" svg:x="12.879cm" svg:y="24.629cm">
          <draw:text-box>
            <text:p text:style-name="P16"><text:span text:style-name="T4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9T10:45:41.277000000</meta:creation-date>
    <meta:generator>LibreOffice/24.2.3.2$Windows_X86_64 LibreOffice_project/433d9c2ded56988e8a90e6b2e771ee4e6a5ab2ba</meta:generator>
    <dc:date>2024-12-28T23:55:03.322000000</dc:date>
    <meta:editing-duration>P1DT10H16M37S</meta:editing-duration>
    <meta:editing-cycles>74</meta:editing-cycles>
    <meta:print-date>2024-12-17T13:05:56.595000000</meta:print-date>
    <meta:document-statistic meta:object-count="143"/>
  </office:meta>
</office:document-meta>
</file>